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281cm" table:align="left"/>
    </style:style>
    <style:style style:name="Tabelle1.A" style:family="table-column">
      <style:table-column-properties style:column-width="2.252cm"/>
    </style:style>
    <style:style style:name="Tabelle1.B" style:family="table-column">
      <style:table-column-properties style:column-width="1.081cm"/>
    </style:style>
    <style:style style:name="Tabelle1.C" style:family="table-column">
      <style:table-column-properties style:column-width="1.152cm"/>
    </style:style>
    <style:style style:name="Tabelle1.D" style:family="table-column">
      <style:table-column-properties style:column-width="1.796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6.281cm" table:align="left"/>
    </style:style>
    <style:style style:name="Tabelle2.A" style:family="table-column">
      <style:table-column-properties style:column-width="2.252cm"/>
    </style:style>
    <style:style style:name="Tabelle2.B" style:family="table-column">
      <style:table-column-properties style:column-width="1.081cm"/>
    </style:style>
    <style:style style:name="Tabelle2.C" style:family="table-column">
      <style:table-column-properties style:column-width="1.152cm"/>
    </style:style>
    <style:style style:name="Tabelle2.D" style:family="table-column">
      <style:table-column-properties style:column-width="1.796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8.504cm" table:align="left"/>
    </style:style>
    <style:style style:name="Tabelle3.A" style:family="table-column">
      <style:table-column-properties style:column-width="2.252cm"/>
    </style:style>
    <style:style style:name="Tabelle3.B" style:family="table-column">
      <style:table-column-properties style:column-width="3.304cm"/>
    </style:style>
    <style:style style:name="Tabelle3.C" style:family="table-column">
      <style:table-column-properties style:column-width="1.152cm"/>
    </style:style>
    <style:style style:name="Tabelle3.D" style:family="table-column">
      <style:table-column-properties style:column-width="1.796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5.2cm" table:align="left"/>
    </style:style>
    <style:style style:name="Tabelle4.A" style:family="table-column">
      <style:table-column-properties style:column-width="2.252cm"/>
    </style:style>
    <style:style style:name="Tabelle4.B" style:family="table-column">
      <style:table-column-properties style:column-width="1.152cm"/>
    </style:style>
    <style:style style:name="Tabelle4.C" style:family="table-column">
      <style:table-column-properties style:column-width="1.796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9.761cm" table:align="left"/>
    </style:style>
    <style:style style:name="Tabelle5.A" style:family="table-column">
      <style:table-column-properties style:column-width="2.252cm"/>
    </style:style>
    <style:style style:name="Tabelle5.B" style:family="table-column">
      <style:table-column-properties style:column-width="1.575cm"/>
    </style:style>
    <style:style style:name="Tabelle5.D" style:family="table-column">
      <style:table-column-properties style:column-width="2.14cm"/>
    </style:style>
    <style:style style:name="Tabelle5.E" style:family="table-column">
      <style:table-column-properties style:column-width="2.219cm"/>
    </style:style>
    <style:style style:name="Tabelle5.A1" style:family="table-cell">
      <style:table-cell-properties style:vertical-align="middle" fo:padding="0.049cm" fo:border="none"/>
    </style:style>
    <style:style style:name="Tabelle6" style:family="table">
      <style:table-properties style:width="13.065cm" table:align="left"/>
    </style:style>
    <style:style style:name="Tabelle6.A" style:family="table-column">
      <style:table-column-properties style:column-width="2.252cm"/>
    </style:style>
    <style:style style:name="Tabelle6.B" style:family="table-column">
      <style:table-column-properties style:column-width="3.304cm"/>
    </style:style>
    <style:style style:name="Tabelle6.C" style:family="table-column">
      <style:table-column-properties style:column-width="1.575cm"/>
    </style:style>
    <style:style style:name="Tabelle6.E" style:family="table-column">
      <style:table-column-properties style:column-width="2.14cm"/>
    </style:style>
    <style:style style:name="Tabelle6.F" style:family="table-column">
      <style:table-column-properties style:column-width="2.219cm"/>
    </style:style>
    <style:style style:name="Tabelle6.A1" style:family="table-cell">
      <style:table-cell-properties style:vertical-align="middle" fo:padding="0.049cm" fo:border="none"/>
    </style:style>
    <style:style style:name="Tabelle7" style:family="table">
      <style:table-properties style:width="13.065cm" table:align="left"/>
    </style:style>
    <style:style style:name="Tabelle7.A" style:family="table-column">
      <style:table-column-properties style:column-width="2.252cm"/>
    </style:style>
    <style:style style:name="Tabelle7.B" style:family="table-column">
      <style:table-column-properties style:column-width="3.304cm"/>
    </style:style>
    <style:style style:name="Tabelle7.C" style:family="table-column">
      <style:table-column-properties style:column-width="1.575cm"/>
    </style:style>
    <style:style style:name="Tabelle7.E" style:family="table-column">
      <style:table-column-properties style:column-width="2.14cm"/>
    </style:style>
    <style:style style:name="Tabelle7.F" style:family="table-column">
      <style:table-column-properties style:column-width="2.219cm"/>
    </style:style>
    <style:style style:name="Tabelle7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help you better understand the <text:span text:style-name="Strong_20_Emphasis">data preprocessing process</text:span> in the code, let me break it down into simpler steps with explanations and visualizations for each of the key parts.</text:p>
      <text:h text:style-name="Heading_20_3" text:outline-level="3">1. <text:span text:style-name="Strong_20_Emphasis">Loading CSV Files from the Folder:</text:span></text:h>
      <text:list text:style-name="L1">
        <text:list-item>
          <text:p text:style-name="P1">The function loops through the CSV files in the given folder, one by one. It reads each CSV file using <text:span text:style-name="Source_20_Text">pandas.read_csv()</text:span> and processes the data.</text:p>
        </text:list-item>
        <text:list-item>
          <text:p text:style-name="P2">These CSV files contain the vessel's movement data with columns like <text:span text:style-name="Source_20_Text">SOG</text:span>, <text:span text:style-name="Source_20_Text">COG</text:span>, and <text:span text:style-name="Source_20_Text">Heading</text:span>.</text:p>
        </text:list-item>
      </text:list>
      <text:p text:style-name="Text_20_body"><text:span text:style-name="Strong_20_Emphasis">Example of data loaded from a CSV file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Timestamp</text:p>
            </table:table-cell>
            <table:table-cell table:style-name="Tabelle1.A1" office:value-type="string">
              <text:p text:style-name="Table_20_Heading">SOG</text:p>
            </table:table-cell>
            <table:table-cell table:style-name="Tabelle1.A1" office:value-type="string">
              <text:p text:style-name="Table_20_Heading">COG</text:p>
            </table:table-cell>
            <table:table-cell table:style-name="Tabelle1.A1" office:value-type="string">
              <text:p text:style-name="Table_20_Heading">Heading</text:p>
            </table:table-cell>
          </table:table-row>
        </table:table-header-rows>
        <table:table-row>
          <table:table-cell table:style-name="Tabelle1.A1" office:value-type="string">
            <text:p text:style-name="Table_20_Contents">00:00</text:p>
          </table:table-cell>
          <table:table-cell table:style-name="Tabelle1.A1" office:value-type="string">
            <text:p text:style-name="Table_20_Contents">5.4</text:p>
          </table:table-cell>
          <table:table-cell table:style-name="Tabelle1.A1" office:value-type="string">
            <text:p text:style-name="Table_20_Contents">45</text:p>
          </table:table-cell>
          <table:table-cell table:style-name="Tabelle1.A1" office:value-type="string">
            <text:p text:style-name="Table_20_Contents">60</text:p>
          </table:table-cell>
        </table:table-row>
        <table:table-row>
          <table:table-cell table:style-name="Tabelle1.A1" office:value-type="string">
            <text:p text:style-name="Table_20_Contents">00:01</text:p>
          </table:table-cell>
          <table:table-cell table:style-name="Tabelle1.A1" office:value-type="string">
            <text:p text:style-name="Table_20_Contents">5.6</text:p>
          </table:table-cell>
          <table:table-cell table:style-name="Tabelle1.A1" office:value-type="string">
            <text:p text:style-name="Table_20_Contents">47</text:p>
          </table:table-cell>
          <table:table-cell table:style-name="Tabelle1.A1" office:value-type="string">
            <text:p text:style-name="Table_20_Contents">61</text:p>
          </table:table-cell>
        </table:table-row>
        <table:table-row>
          <table:table-cell table:style-name="Tabelle1.A1" office:value-type="string">
            <text:p text:style-name="Table_20_Contents">00:02</text:p>
          </table:table-cell>
          <table:table-cell table:style-name="Tabelle1.A1" office:value-type="string">
            <text:p text:style-name="Table_20_Contents">5.7</text:p>
          </table:table-cell>
          <table:table-cell table:style-name="Tabelle1.A1" office:value-type="string">
            <text:p text:style-name="Table_20_Contents">50</text:p>
          </table:table-cell>
          <table:table-cell table:style-name="Tabelle1.A1" office:value-type="string">
            <text:p text:style-name="Table_20_Contents">62</text:p>
          </table:table-cell>
        </table:table-row>
        <table:table-row>
          <table:table-cell table:style-name="Tabelle1.A1" office:value-type="string">
            <text:p text:style-name="Table_20_Contents">...</text:p>
          </table:table-cell>
          <table:table-cell table:style-name="Tabelle1.A1" office:value-type="string">
            <text:p text:style-name="Table_20_Contents">...</text:p>
          </table:table-cell>
          <table:table-cell table:style-name="Tabelle1.A1" office:value-type="string">
            <text:p text:style-name="Table_20_Contents">...</text:p>
          </table:table-cell>
          <table:table-cell table:style-name="Tabelle1.A1" office:value-type="string">
            <text:p text:style-name="Table_20_Contents">...</text:p>
          </table:table-cell>
        </table:table-row>
      </table:table>
      <text:p text:style-name="Text_20_body">Here, <text:span text:style-name="Strong_20_Emphasis">SOG</text:span> is the speed of the vessel, <text:span text:style-name="Strong_20_Emphasis">COG</text:span> is the course (direction), and <text:span text:style-name="Strong_20_Emphasis">Heading</text:span> is the heading angle.</text:p>
      <text:h text:style-name="Heading_20_3" text:outline-level="3">2. <text:span text:style-name="Strong_20_Emphasis">Normalization of </text:span><text:span text:style-name="Strong_20_Emphasis"><text:span text:style-name="Source_20_Text">SOG</text:span></text:span><text:span text:style-name="Strong_20_Emphasis"> (Speed Over Ground):</text:span></text:h>
      <text:list text:style-name="L2">
        <text:list-item>
          <text:p text:style-name="P3">The <text:span text:style-name="Source_20_Text">SOG</text:span> column is normalized using a <text:span text:style-name="Source_20_Text">MinMaxScaler</text:span>, which scales all values to a range between 0 and 1.</text:p>
        </text:list-item>
        <text:list-item>
          <text:p text:style-name="P4"><text:span text:style-name="Strong_20_Emphasis">Normalization</text:span> is important because it brings different feature scales (e.g., speed vs. angle) to a similar range, making the training process more efficient.</text:p>
        </text:list-item>
      </text:list>
      <text:p text:style-name="Text_20_body"><text:span text:style-name="Strong_20_Emphasis">Before normalization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Table_20_Heading">Timestamp</text:p>
            </table:table-cell>
            <table:table-cell table:style-name="Tabelle2.A1" office:value-type="string">
              <text:p text:style-name="Table_20_Heading">SOG</text:p>
            </table:table-cell>
            <table:table-cell table:style-name="Tabelle2.A1" office:value-type="string">
              <text:p text:style-name="Table_20_Heading">COG</text:p>
            </table:table-cell>
            <table:table-cell table:style-name="Tabelle2.A1" office:value-type="string">
              <text:p text:style-name="Table_20_Heading">Heading</text:p>
            </table:table-cell>
          </table:table-row>
        </table:table-header-rows>
        <table:table-row>
          <table:table-cell table:style-name="Tabelle2.A1" office:value-type="string">
            <text:p text:style-name="Table_20_Contents">00:00</text:p>
          </table:table-cell>
          <table:table-cell table:style-name="Tabelle2.A1" office:value-type="string">
            <text:p text:style-name="Table_20_Contents">5.4</text:p>
          </table:table-cell>
          <table:table-cell table:style-name="Tabelle2.A1" office:value-type="string">
            <text:p text:style-name="Table_20_Contents">45</text:p>
          </table:table-cell>
          <table:table-cell table:style-name="Tabelle2.A1" office:value-type="string">
            <text:p text:style-name="Table_20_Contents">60</text:p>
          </table:table-cell>
        </table:table-row>
        <table:table-row>
          <table:table-cell table:style-name="Tabelle2.A1" office:value-type="string">
            <text:p text:style-name="Table_20_Contents">00:01</text:p>
          </table:table-cell>
          <table:table-cell table:style-name="Tabelle2.A1" office:value-type="string">
            <text:p text:style-name="Table_20_Contents">5.6</text:p>
          </table:table-cell>
          <table:table-cell table:style-name="Tabelle2.A1" office:value-type="string">
            <text:p text:style-name="Table_20_Contents">47</text:p>
          </table:table-cell>
          <table:table-cell table:style-name="Tabelle2.A1" office:value-type="string">
            <text:p text:style-name="Table_20_Contents">61</text:p>
          </table:table-cell>
        </table:table-row>
      </table:table>
      <text:p text:style-name="Text_20_body"><text:span text:style-name="Strong_20_Emphasis">After normalization:</text:span></text:p>
      <text:p text:style-name="Text_20_body">The new values for <text:span text:style-name="Source_20_Text">SOG</text:span> are calculated using:</text:p>
      <text:p text:style-name="P5">Normalized SOG=SOG−min(SOG)max(SOG)−min(SOG)\text{Normalized SOG} = \frac{\text{SOG} - \text{min(SOG)}}{\text{max(SOG)} - \text{min(SOG)}}Normalized SOG=max(SOG)−min(SOG)SOG−min(SOG)​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Table_20_Heading">Timestamp</text:p>
            </table:table-cell>
            <table:table-cell table:style-name="Tabelle3.A1" office:value-type="string">
              <text:p text:style-name="Table_20_Heading">Normalized SOG</text:p>
            </table:table-cell>
            <table:table-cell table:style-name="Tabelle3.A1" office:value-type="string">
              <text:p text:style-name="Table_20_Heading">COG</text:p>
            </table:table-cell>
            <table:table-cell table:style-name="Tabelle3.A1" office:value-type="string">
              <text:p text:style-name="Table_20_Heading">Heading</text:p>
            </table:table-cell>
          </table:table-row>
        </table:table-header-rows>
        <table:table-row>
          <table:table-cell table:style-name="Tabelle3.A1" office:value-type="string">
            <text:p text:style-name="Table_20_Contents">00:00</text:p>
          </table:table-cell>
          <table:table-cell table:style-name="Tabelle3.A1" office:value-type="string">
            <text:p text:style-name="Table_20_Contents">0.00</text:p>
          </table:table-cell>
          <table:table-cell table:style-name="Tabelle3.A1" office:value-type="string">
            <text:p text:style-name="Table_20_Contents">45</text:p>
          </table:table-cell>
          <table:table-cell table:style-name="Tabelle3.A1" office:value-type="string">
            <text:p text:style-name="Table_20_Contents">60</text:p>
          </table:table-cell>
        </table:table-row>
        <table:table-row>
          <table:table-cell table:style-name="Tabelle3.A1" office:value-type="string">
            <text:p text:style-name="Table_20_Contents">00:01</text:p>
          </table:table-cell>
          <table:table-cell table:style-name="Tabelle3.A1" office:value-type="string">
            <text:p text:style-name="Table_20_Contents">0.33</text:p>
          </table:table-cell>
          <table:table-cell table:style-name="Tabelle3.A1" office:value-type="string">
            <text:p text:style-name="Table_20_Contents">47</text:p>
          </table:table-cell>
          <table:table-cell table:style-name="Tabelle3.A1" office:value-type="string">
            <text:p text:style-name="Table_20_Contents">61</text:p>
          </table:table-cell>
        </table:table-row>
      </table:table>
      <text:h text:style-name="Heading_20_3" text:outline-level="3">3. <text:span text:style-name="Strong_20_Emphasis">Cyclic Encoding of </text:span><text:span text:style-name="Strong_20_Emphasis"><text:span text:style-name="Source_20_Text">COG</text:span></text:span><text:span text:style-name="Strong_20_Emphasis"> and </text:span><text:span text:style-name="Strong_20_Emphasis"><text:span text:style-name="Source_20_Text">Heading</text:span></text:span><text:span text:style-name="Strong_20_Emphasis">:</text:span></text:h>
      <text:list text:style-name="L3">
        <text:list-item>
          <text:p text:style-name="P6">Both <text:span text:style-name="Source_20_Text">COG</text:span> (Course Over Ground) and <text:span text:style-name="Source_20_Text">Heading</text:span> are angular values, and as such, they have a <text:span text:style-name="Strong_20_Emphasis">cyclic nature</text:span>: 0 degrees is the same as 360 degrees.</text:p>
        </text:list-item>
        <text:list-item>
          <text:p text:style-name="P6">To properly handle this, <text:span text:style-name="Strong_20_Emphasis">sine</text:span> and <text:span text:style-name="Strong_20_Emphasis">cosine</text:span> transformations are applied: COGx=sin⁡(COG)\text{COG}_x = \sin(\text{COG})COGx​=sin(COG) COGy=cos⁡(COG)\text{COG}_y = \cos(\text{COG})COGy​=cos(COG) Similarly for <text:span text:style-name="Source_20_Text">Heading</text:span>: Headingx=sin⁡(Heading)<text:soft-page-break/>\text{Heading}_x = \sin(\text{Heading})Headingx​=sin(Heading) Headingy=cos⁡(Heading)\text{Heading}_y = \cos(\text{Heading})Headingy​=cos(Heading)</text:p>
        </text:list-item>
        <text:list-item>
          <text:p text:style-name="P7">These transformations convert the angular values into two components that are easier for the model to learn from and capture cyclic relationships.</text:p>
        </text:list-item>
      </text:list>
      <text:p text:style-name="Text_20_body"><text:span text:style-name="Strong_20_Emphasis">Example before and after cyclic encoding:</text:span></text:p>
      <text:list text:style-name="L4">
        <text:list-item>
          <text:p text:style-name="P8"><text:span text:style-name="Strong_20_Emphasis">Before</text:span> (COG = 350 degrees, Heading = 10 degrees):</text:p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Table_20_Heading">Timestamp</text:p>
            </table:table-cell>
            <table:table-cell table:style-name="Tabelle4.A1" office:value-type="string">
              <text:p text:style-name="Table_20_Heading">COG</text:p>
            </table:table-cell>
            <table:table-cell table:style-name="Tabelle4.A1" office:value-type="string">
              <text:p text:style-name="Table_20_Heading">Heading</text:p>
            </table:table-cell>
          </table:table-row>
        </table:table-header-rows>
        <table:table-row>
          <table:table-cell table:style-name="Tabelle4.A1" office:value-type="string">
            <text:p text:style-name="Table_20_Contents">00:00</text:p>
          </table:table-cell>
          <table:table-cell table:style-name="Tabelle4.A1" office:value-type="string">
            <text:p text:style-name="Table_20_Contents">350</text:p>
          </table:table-cell>
          <table:table-cell table:style-name="Tabelle4.A1" office:value-type="string">
            <text:p text:style-name="Table_20_Contents">10</text:p>
          </table:table-cell>
        </table:table-row>
      </table:table>
      <text:list text:style-name="L5">
        <text:list-item>
          <text:p text:style-name="P9"><text:span text:style-name="Strong_20_Emphasis">After</text:span> (Apply sine and cosine transformations):</text:p>
        </text:list-item>
      </text:list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able:table-header-rows>
          <table:table-row>
            <table:table-cell table:style-name="Tabelle5.A1" office:value-type="string">
              <text:p text:style-name="Table_20_Heading">Timestamp</text:p>
            </table:table-cell>
            <table:table-cell table:style-name="Tabelle5.A1" office:value-type="string">
              <text:p text:style-name="Table_20_Heading">COG_x</text:p>
            </table:table-cell>
            <table:table-cell table:style-name="Tabelle5.A1" office:value-type="string">
              <text:p text:style-name="Table_20_Heading">COG_y</text:p>
            </table:table-cell>
            <table:table-cell table:style-name="Tabelle5.A1" office:value-type="string">
              <text:p text:style-name="Table_20_Heading">Heading_x</text:p>
            </table:table-cell>
            <table:table-cell table:style-name="Tabelle5.A1" office:value-type="string">
              <text:p text:style-name="Table_20_Heading">Heading_y</text:p>
            </table:table-cell>
          </table:table-row>
        </table:table-header-rows>
        <table:table-row>
          <table:table-cell table:style-name="Tabelle5.A1" office:value-type="string">
            <text:p text:style-name="Table_20_Contents">00:00</text:p>
          </table:table-cell>
          <table:table-cell table:style-name="Tabelle5.A1" office:value-type="string">
            <text:p text:style-name="Table_20_Contents">0.1745</text:p>
          </table:table-cell>
          <table:table-cell table:style-name="Tabelle5.A1" office:value-type="string">
            <text:p text:style-name="Table_20_Contents">0.9848</text:p>
          </table:table-cell>
          <table:table-cell table:style-name="Tabelle5.A1" office:value-type="string">
            <text:p text:style-name="Table_20_Contents">0.1736</text:p>
          </table:table-cell>
          <table:table-cell table:style-name="Tabelle5.A1" office:value-type="string">
            <text:p text:style-name="Table_20_Contents">0.9848</text:p>
          </table:table-cell>
        </table:table-row>
      </table:table>
      <text:h text:style-name="Heading_20_3" text:outline-level="3">4. <text:span text:style-name="Strong_20_Emphasis">Selecting Relevant Features:</text:span></text:h>
      <text:list text:style-name="L6">
        <text:list-item>
          <text:p text:style-name="P10">After encoding the <text:span text:style-name="Source_20_Text">COG</text:span> and <text:span text:style-name="Source_20_Text">Heading</text:span>, the relevant features are selected: <text:span text:style-name="Source_20_Text">SOG</text:span>, <text:span text:style-name="Source_20_Text">COG_x</text:span>, <text:span text:style-name="Source_20_Text">COG_y</text:span>, <text:span text:style-name="Source_20_Text">Heading_x</text:span>, and <text:span text:style-name="Source_20_Text">Heading_y</text:span>.</text:p>
        </text:list-item>
        <text:list-item>
          <text:p text:style-name="P11">These features represent the vessel's speed and directional information in a form that the LSTM model can process.</text:p>
        </text:list-item>
      </text:list>
      <text:p text:style-name="Text_20_body"><text:span text:style-name="Strong_20_Emphasis">Features selected for each time step:</text:span></text:p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2"/>
        <table:table-column table:style-name="Tabelle6.E"/>
        <table:table-column table:style-name="Tabelle6.F"/>
        <table:table-header-rows>
          <table:table-row>
            <table:table-cell table:style-name="Tabelle6.A1" office:value-type="string">
              <text:p text:style-name="Table_20_Heading">Timestamp</text:p>
            </table:table-cell>
            <table:table-cell table:style-name="Tabelle6.A1" office:value-type="string">
              <text:p text:style-name="Table_20_Heading">Normalized SOG</text:p>
            </table:table-cell>
            <table:table-cell table:style-name="Tabelle6.A1" office:value-type="string">
              <text:p text:style-name="Table_20_Heading">COG_x</text:p>
            </table:table-cell>
            <table:table-cell table:style-name="Tabelle6.A1" office:value-type="string">
              <text:p text:style-name="Table_20_Heading">COG_y</text:p>
            </table:table-cell>
            <table:table-cell table:style-name="Tabelle6.A1" office:value-type="string">
              <text:p text:style-name="Table_20_Heading">Heading_x</text:p>
            </table:table-cell>
            <table:table-cell table:style-name="Tabelle6.A1" office:value-type="string">
              <text:p text:style-name="Table_20_Heading">Heading_y</text:p>
            </table:table-cell>
          </table:table-row>
        </table:table-header-rows>
        <table:table-row>
          <table:table-cell table:style-name="Tabelle6.A1" office:value-type="string">
            <text:p text:style-name="Table_20_Contents">00:00</text:p>
          </table:table-cell>
          <table:table-cell table:style-name="Tabelle6.A1" office:value-type="string">
            <text:p text:style-name="Table_20_Contents">0.00</text:p>
          </table:table-cell>
          <table:table-cell table:style-name="Tabelle6.A1" office:value-type="string">
            <text:p text:style-name="Table_20_Contents">0.1745</text:p>
          </table:table-cell>
          <table:table-cell table:style-name="Tabelle6.A1" office:value-type="string">
            <text:p text:style-name="Table_20_Contents">0.9848</text:p>
          </table:table-cell>
          <table:table-cell table:style-name="Tabelle6.A1" office:value-type="string">
            <text:p text:style-name="Table_20_Contents">0.1736</text:p>
          </table:table-cell>
          <table:table-cell table:style-name="Tabelle6.A1" office:value-type="string">
            <text:p text:style-name="Table_20_Contents">0.9848</text:p>
          </table:table-cell>
        </table:table-row>
      </table:table>
      <text:h text:style-name="Heading_20_3" text:outline-level="3">5. <text:span text:style-name="Strong_20_Emphasis">Creating Sequences:</text:span></text:h>
      <text:list text:style-name="L7">
        <text:list-item>
          <text:p text:style-name="P12">The LSTM model requires input data in the form of sequences (i.e., multiple time steps). Here, a sliding window approach is used to create sequences of <text:span text:style-name="Source_20_Text">sequence_length</text:span> (e.g., 60 time steps).</text:p>
        </text:list-item>
        <text:list-item>
          <text:p text:style-name="P12">For each sequence of 60 time steps, the features for those 60 steps are stacked into a 3D array (time steps, features per time step, and the number of sequences).</text:p>
        </text:list-item>
        <text:list-item>
          <text:p text:style-name="P13">This helps the model learn patterns over time (e.g., how the vessel's behavior changes over an hour).</text:p>
        </text:list-item>
      </text:list>
      <text:p text:style-name="Text_20_body"><text:span text:style-name="Strong_20_Emphasis">Example of sequences:</text:span></text:p>
      <text:p text:style-name="Text_20_body">For a sequence length of 3, if the first 3 time steps look like this:</text:p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column table:style-name="Tabelle7.F"/>
        <table:table-header-rows>
          <table:table-row>
            <table:table-cell table:style-name="Tabelle7.A1" office:value-type="string">
              <text:p text:style-name="Table_20_Heading">Timestamp</text:p>
            </table:table-cell>
            <table:table-cell table:style-name="Tabelle7.A1" office:value-type="string">
              <text:p text:style-name="Table_20_Heading">Normalized SOG</text:p>
            </table:table-cell>
            <table:table-cell table:style-name="Tabelle7.A1" office:value-type="string">
              <text:p text:style-name="Table_20_Heading">COG_x</text:p>
            </table:table-cell>
            <table:table-cell table:style-name="Tabelle7.A1" office:value-type="string">
              <text:p text:style-name="Table_20_Heading">COG_y</text:p>
            </table:table-cell>
            <table:table-cell table:style-name="Tabelle7.A1" office:value-type="string">
              <text:p text:style-name="Table_20_Heading">Heading_x</text:p>
            </table:table-cell>
            <table:table-cell table:style-name="Tabelle7.A1" office:value-type="string">
              <text:p text:style-name="Table_20_Heading">Heading_y</text:p>
            </table:table-cell>
          </table:table-row>
        </table:table-header-rows>
        <table:table-row>
          <table:table-cell table:style-name="Tabelle7.A1" office:value-type="string">
            <text:p text:style-name="Table_20_Contents">00:00</text:p>
          </table:table-cell>
          <table:table-cell table:style-name="Tabelle7.A1" office:value-type="string">
            <text:p text:style-name="Table_20_Contents">0.00</text:p>
          </table:table-cell>
          <table:table-cell table:style-name="Tabelle7.A1" office:value-type="string">
            <text:p text:style-name="Table_20_Contents">0.1745</text:p>
          </table:table-cell>
          <table:table-cell table:style-name="Tabelle7.A1" office:value-type="string">
            <text:p text:style-name="Table_20_Contents">0.9848</text:p>
          </table:table-cell>
          <table:table-cell table:style-name="Tabelle7.A1" office:value-type="string">
            <text:p text:style-name="Table_20_Contents">0.1736</text:p>
          </table:table-cell>
          <table:table-cell table:style-name="Tabelle7.A1" office:value-type="string">
            <text:p text:style-name="Table_20_Contents">0.9848</text:p>
          </table:table-cell>
        </table:table-row>
        <table:table-row>
          <table:table-cell table:style-name="Tabelle7.A1" office:value-type="string">
            <text:p text:style-name="Table_20_Contents">00:01</text:p>
          </table:table-cell>
          <table:table-cell table:style-name="Tabelle7.A1" office:value-type="string">
            <text:p text:style-name="Table_20_Contents">0.33</text:p>
          </table:table-cell>
          <table:table-cell table:style-name="Tabelle7.A1" office:value-type="string">
            <text:p text:style-name="Table_20_Contents">0.1736</text:p>
          </table:table-cell>
          <table:table-cell table:style-name="Tabelle7.A1" office:value-type="string">
            <text:p text:style-name="Table_20_Contents">0.9848</text:p>
          </table:table-cell>
          <table:table-cell table:style-name="Tabelle7.A1" office:value-type="string">
            <text:p text:style-name="Table_20_Contents">0.1732</text:p>
          </table:table-cell>
          <table:table-cell table:style-name="Tabelle7.A1" office:value-type="string">
            <text:p text:style-name="Table_20_Contents">0.9849</text:p>
          </table:table-cell>
        </table:table-row>
        <table:table-row>
          <table:table-cell table:style-name="Tabelle7.A1" office:value-type="string">
            <text:p text:style-name="Table_20_Contents">00:02</text:p>
          </table:table-cell>
          <table:table-cell table:style-name="Tabelle7.A1" office:value-type="string">
            <text:p text:style-name="Table_20_Contents">0.50</text:p>
          </table:table-cell>
          <table:table-cell table:style-name="Tabelle7.A1" office:value-type="string">
            <text:p text:style-name="Table_20_Contents">0.1727</text:p>
          </table:table-cell>
          <table:table-cell table:style-name="Tabelle7.A1" office:value-type="string">
            <text:p text:style-name="Table_20_Contents">0.9850</text:p>
          </table:table-cell>
          <table:table-cell table:style-name="Tabelle7.A1" office:value-type="string">
            <text:p text:style-name="Table_20_Contents">0.1725</text:p>
          </table:table-cell>
          <table:table-cell table:style-name="Tabelle7.A1" office:value-type="string">
            <text:p text:style-name="Table_20_Contents">0.9850</text:p>
          </table:table-cell>
        </table:table-row>
      </table:table>
      <text:p text:style-name="Text_20_body">The model will receive a sequence of these 3 time steps as input for training.</text:p>
      <text:h text:style-name="Heading_20_3" text:outline-level="3">6. <text:span text:style-name="Strong_20_Emphasis">Labeling the Sequences:</text:span></text:h>
      <text:list text:style-name="L8">
        <text:list-item>
          <text:p text:style-name="P14">Each sequence is labeled with a binary value, depending on the activity of the vessel:</text:p>
          <text:list>
            <text:list-item>
              <text:p text:style-name="P14"><text:span text:style-name="Strong_20_Emphasis">0</text:span> for "underway using engine".</text:p>
            </text:list-item>
            <text:list-item>
              <text:p text:style-name="P14"><text:span text:style-name="Strong_20_Emphasis">1</text:span> for "engaged in fishing".</text:p>
            </text:list-item>
          </text:list>
        </text:list-item>
        <text:list-item>
          <text:p text:style-name="P15"><text:soft-page-break/>This label helps the model learn the relationship between the features and the vessel's activity.</text:p>
        </text:list-item>
      </text:list>
      <text:h text:style-name="Heading_20_3" text:outline-level="3">7. <text:span text:style-name="Strong_20_Emphasis">Loading and Combining Data:</text:span></text:h>
      <text:list text:style-name="L9">
        <text:list-item>
          <text:p text:style-name="P16">The function <text:span text:style-name="Source_20_Text">load_and_preprocess_data</text:span> is called twice, once for the "underway" data and once for the "fishing" data.</text:p>
        </text:list-item>
        <text:list-item>
          <text:p text:style-name="P17">After processing, the resulting feature arrays (<text:span text:style-name="Source_20_Text">data_underway</text:span> and <text:span text:style-name="Source_20_Text">data_fishing</text:span>) are concatenated together to form the complete dataset <text:span text:style-name="Source_20_Text">X</text:span>, and their corresponding labels (<text:span text:style-name="Source_20_Text">labels_underway</text:span> and <text:span text:style-name="Source_20_Text">labels_fishing</text:span>) are concatenated to form the labels array <text:span text:style-name="Source_20_Text">y</text:span>.</text:p>
        </text:list-item>
      </text:list>
      <text:h text:style-name="Heading_20_3" text:outline-level="3">Final Data Structure:</text:h>
      <text:p text:style-name="Text_20_body">After combining the data, you end up with:</text:p>
      <text:list text:style-name="L10">
        <text:list-item>
          <text:p text:style-name="P18"><text:span text:style-name="Strong_20_Emphasis">X</text:span>: A 3D array where each element represents a sequence of features (e.g., 60 time steps × 5 features per step = 300 features per sequence).</text:p>
        </text:list-item>
        <text:list-item>
          <text:p text:style-name="P18"><text:span text:style-name="Strong_20_Emphasis">y</text:span>: A 1D array with binary labels (0 or 1) indicating the vessel activity for each sequence.</text:p>
        </text:list-item>
      </text:list>
      <text:p text:style-name="Horizontal_20_Line"/>
      <text:h text:style-name="Heading_20_3" text:outline-level="3"><text:span text:style-name="Strong_20_Emphasis">Visualization of Sequences:</text:span></text:h>
      <text:p text:style-name="Text_20_body">Here’s how the sequences would look when plotted for <text:span text:style-name="Source_20_Text">SOG</text:span>, <text:span text:style-name="Source_20_Text">COG_x</text:span>, and <text:span text:style-name="Source_20_Text">Heading_x</text:span> for a few time steps:</text:p>
      <text:h text:style-name="Heading_20_4" text:outline-level="4">Example:</text:h>
      <text:list text:style-name="L11">
        <text:list-item>
          <text:p text:style-name="P19"><text:span text:style-name="Strong_20_Emphasis">Sequence Data (3 time steps):</text:span></text:p>
          <text:list>
            <text:list-item>
              <text:p text:style-name="P20"><text:span text:style-name="Source_20_Text">SOG</text:span>: [0.00, 0.33, 0.50]</text:p>
            </text:list-item>
            <text:list-item>
              <text:p text:style-name="P20"><text:span text:style-name="Source_20_Text">COG_x</text:span>: [0.1745, 0.1736, 0.1727]</text:p>
            </text:list-item>
            <text:list-item>
              <text:p text:style-name="P19"><text:span text:style-name="Source_20_Text">Heading_x</text:span>: [0.1736, 0.1732, 0.1725]</text:p>
            </text:list-item>
          </text:list>
        </text:list-item>
      </text:list>
      <text:h text:style-name="Heading_20_4" text:outline-level="4">Plotting these sequences:</text:h>
      <text:p text:style-name="Standard">import matplotlib.pyplot as plt<text:line-break/><text:line-break/>time_steps = [0, 1, 2]<text:line-break/>SOG = [0.00, 0.33, 0.50]<text:line-break/>COG_x = [0.1745, 0.1736, 0.1727]<text:line-break/>Heading_x = [0.1736, 0.1732, 0.1725]<text:line-break/><text:line-break/>plt.figure(figsize=(12, 4))<text:line-break/><text:line-break/>plt.subplot(1, 3, 1)<text:line-break/>plt.plot(time_steps, SOG, label="SOG", color="blue")<text:line-break/>plt.title("SOG over Time")<text:line-break/>plt.xlabel("Time Steps")<text:line-break/>plt.ylabel("Normalized SOG")<text:line-break/><text:line-break/><text:soft-page-break/>plt.subplot(1, 3, 2)<text:line-break/>plt.plot(time_steps, COG_x, label="COG_x", color="green")<text:line-break/>plt.title("COG_x over Time")<text:line-break/>plt.xlabel("Time Steps")<text:line-break/>plt.ylabel("COG_x")<text:line-break/><text:line-break/>plt.subplot(1, 3, 3)<text:line-break/>plt.plot(time_steps, Heading_x, label="Heading_x", color="red")<text:line-break/>plt.title("Heading_x over Time")<text:line-break/>plt.xlabel("Time Steps")<text:line-break/>plt.ylabel("Heading_x")<text:line-break/><text:line-break/>plt.tight_layout()<text:line-break/>plt.show()<text:line-break/></text:p>
      <text:p text:style-name="Text_20_body">This will give you a graphical representation of how the vessel's speed, course, and heading evolve over time within a short sequence.</text:p>
      <text:p text:style-name="Horizontal_20_Line"/>
      <text:h text:style-name="Heading_20_3" text:outline-level="3">Summary:</text:h>
      <text:list text:style-name="L12">
        <text:list-item>
          <text:p text:style-name="P21">The <text:span text:style-name="Strong_20_Emphasis">data preprocessing</text:span> function is preparing the vessel movement data for the LSTM model by normalizing the speed, encoding the course and heading cyclically, and organizing the data into sequences.</text:p>
        </text:list-item>
        <text:list-item>
          <text:p text:style-name="P22">The <text:span text:style-name="Strong_20_Emphasis">sequences</text:span> are used as inputs for the LSTM model to capture temporal patterns, with each sequence labeled for training (either "underway" or "fishing"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7:37:00.868000000</meta:creation-date>
    <dc:date>2025-01-18T17:39:53.394000000</dc:date>
    <meta:editing-duration>PT2M52S</meta:editing-duration>
    <meta:editing-cycles>1</meta:editing-cycles>
    <meta:document-statistic meta:table-count="7" meta:image-count="0" meta:object-count="0" meta:page-count="4" meta:paragraph-count="152" meta:word-count="890" meta:character-count="5890" meta:non-whitespace-character-count="4911"/>
    <meta:generator>LibreOffice/24.8.4.2$Windows_X86_64 LibreOffice_project/bb3cfa12c7b1bf994ecc5649a80400d06cd71002</meta:generator>
  </office:meta>
</office:document-meta>
</file>